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rebuchet MS" svg:font-family="'Trebuchet MS'" style:font-family-generic="swiss"/>
    <style:font-face style:name="inherit" svg:font-family="inherit" style:font-family-generic="swiss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/>
    </style:style>
    <style:style style:name="P3" style:family="paragraph" style:parent-style-name="Standard" style:master-page-name="Standard">
      <style:paragraph-properties fo:margin-left="0cm" fo:margin-right="0cm" fo:margin-top="0cm" fo:margin-bottom="0cm" fo:text-align="start" style:justify-single-word="false" fo:text-indent="1.27cm" style:auto-text-indent="false" style:page-number="auto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1.27cm" style:auto-text-indent="false"/>
    </style:style>
    <style:style style:name="P5" style:family="paragraph" style:parent-style-name="Standard">
      <style:paragraph-properties fo:margin-left="0cm" fo:margin-right="0cm" fo:margin-top="0cm" fo:margin-bottom="0cm" fo:text-align="justify" style:justify-single-word="false" fo:text-indent="1.27cm" style:auto-text-indent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margin-top="0cm" fo:margin-bottom="0cm" fo:text-align="justify" style:justify-single-word="false" fo:text-indent="1.27cm" style:auto-text-indent="false"/>
    </style:style>
    <style:style style:name="P7" style:family="paragraph" style:parent-style-name="Standard">
      <style:paragraph-properties fo:margin-top="0cm" fo:margin-bottom="0cm" fo:line-height="100%" fo:text-align="justify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font-size="14pt" style:font-size-asian="14pt"/>
    </style:style>
    <style:style style:name="P8" style:family="paragraph" style:parent-style-name="Standard">
      <style:paragraph-properties fo:margin-top="0cm" fo:margin-bottom="0cm" fo:line-height="100%" fo:text-align="justify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9" style:family="paragraph" style:parent-style-name="Standard">
      <style:paragraph-properties fo:margin-top="0cm" fo:margin-bottom="0cm" fo:line-height="100%" fo:text-align="justify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212121" style:font-name="inherit" fo:font-size="14pt" style:font-name-asian="Times New Roman" style:font-size-asian="14pt" style:font-name-complex="Angsana New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T3" style:family="text">
      <style:text-properties fo:color="#212121" style:font-name="inherit" fo:font-size="14pt" style:font-name-asian="Times New Roman" style:font-size-asian="14pt" style:font-name-complex="Angsana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จุดมุ่งหมายของผมคือการสร้าง แอปพลิเคชัน ที่ช่วยให้คนไทยได้เรียนรู้ภาษาอื่น ๆ จากเจ้าของภาษานั้น ๆ ได้ทุกที่ทุกเวลา</text:span></text:p>
      <text:p text:style-name="P4"><text:span text:style-name="T1">ผมทำงานเป็นครูอาสาสมัครสอนภาษาอังกฤษในจังหวัดเชียงใหม่ และผมก็ยังเป็นนักพัฒนาซอฟต์แวร์อีกด้วย ผมได้พบคนไทยหลายคนที่ต้องการจะเรียนภาษาอังกฤษ แต่พวกเขาไม่ค่อยมีเวลาที่จะเข้าเรียนภาษาอังกฤษในห้องเรียน <text:s/>อีกอย่าง การเรียนกับเจ้าของภาษาอาจมีราคาแพงพร้อมทั้งได้ผลช้า</text:span></text:p>
      <text:p text:style-name="P4"><text:span text:style-name="T1">ประเทศในแถบยุโรปนั้น มีผู้คนจำนวนมากกำลังใช้แอป ในการสื่อสารระหว่างกันเพื่อเรียนรู้ภาษา คุณจะได้ฟังการออกเสียงคำศัพท์ หรือวลีจากเจ้าของภาษา เรียนรู้การเขียน และมีแบบฝึกหัดในการฝึกใ</text:span><text:bookmark text:name="_GoBack"/><text:span text:style-name="T1">ช้คำศัพท์ <text:s text:c="2"/>ในแอปจะมีคอร์สเรียนภาษาตั้งแต่ระดับเริ่มต้นไปจนถึงระดับสูง <text:s text:c="2"/>คุณสามารถเรียนได้ตลอดเวลา <text:s/>มีราคาถูก และใช้งานได้ง่าย <text:s text:c="3"/>มีการวิจัยพิสูจน์ว่าการเรียนผ่านแอป 34 ชั่วโมง โดยการสื่อสารระหว่างกันนั้นได้ผลลัพธ์ เท่ากับการเรียนในภาคเรียนระดับมหาวิทยาลัย</text:span></text:p>
      <text:p text:style-name="P4"><text:span text:style-name="T1">ถ้าพวกเราเรียนรู้คำศัพท์ภาษาอังกฤษ 2000 คำ <text:s/>แล้วพวกเราจะเข้าใจการพูดภาษาอังกฤษได้ 90เปอร์เซ็นต์ อย่างไรก็ตาม การเรียนคำศัพท์ใหม่นั้นไม่ใช่เรื่องง่ายเลย <text:s/>พวกเราจึงจำเป็นต้องเห็นหรือได้ฟังเสียงคำศัพท์ใหม่15-20 ครั้ง ก่อนที่พวกเราจะจำได้ <text:s/>แต่สิ่งที่ควรคำนึงถึงเสมอคือ คำศัพท์บางคำไม่ได้มีความหมายตามที่เราใช้ <text:s/>ภาษาอังกฤษจำนวนมากที่ไม่สามารถแปลตามตรงตัวได้ พวกเราสามารถเรียนเกี่ยวกับการใช้คำศัพท์โดยเห็นจากวลีหรือประโยคตัวอย่าง</text:span></text:p>
      <text:p text:style-name="P5"/>
      <text:p text:style-name="P6"><text:span text:style-name="T2">เงินที่ได้จะถูกนำไปใช้ดังต่อไปนี้</text:span></text:p>
      <text:p text:style-name="P6"><text:span text:style-name="T1">20 000 บาท การแปล</text:span></text:p>
      <text:p text:style-name="P6"><text:span text:style-name="T1">20 000 บาท พัฒนาซอฟแวร์</text:span></text:p>
      <text:p text:style-name="P6"><text:span text:style-name="T1">20 000 บาท การอัดเสียงและการสร้างเนื้อหา</text:span></text:p>
      <text:p text:style-name="P6"><text:span text:style-name="T1">10 000 บาท ค่าภาษีและค่าธรรมเนียม</text:span></text:p>
      <text:p text:style-name="P6"><text:span text:style-name="T1">แอปนี้มีราคาเพียง 100 บาท ซึ่งจะรวมถึงค่าใช้จ่ายในเซิร์ฟเวอร์และการพัฒนาอย่างต่อเนื่อง</text:span></text:p>
      <text:p text:style-name="P7"/>
      <text:p text:style-name="P8"><text:span text:style-name="T2">รางวัล</text:span></text:p>
      <text:p text:style-name="P8"><text:span text:style-name="T3"><text:tab/>ก่อนการซื้อ จะมี 2 บัญชีที่มีการเข้าถึงเนื้อหาทั้งหมด สามารถนำมาใช้บนอุปกรณ์ทุกชนิด</text:span></text:p>
      <text:p text:style-name="P9"/>
      <text:p text:style-name="P8"><text:span text:style-name="T3"><text:tab/>ก่อนการซื้อ ไม่จำกัดจำนวนบัญชีที่มีการเข้าถึงเนื้อหาทั้งหมด สามารถนำมาใช้บนอุปกรณ์แอนดรอยด์ทุกชนิด ไม่มีบัญชีใหม่หลังจากหนึ่งปี</text:span></text:p>
      <text:p text:style-name="P5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rebuchet MS" svg:font-family="'Trebuchet MS'" style:font-family-generic="swiss"/>
    <style:font-face style:name="inherit" svg:font-family="inherit" style:font-family-generic="swiss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en" fo:country="NZ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Cranfield</meta:initial-creator>
    <meta:creation-date>2017-02-22T17:26:42.04</meta:creation-date>
    <meta:document-statistic meta:table-count="0" meta:image-count="0" meta:object-count="0" meta:page-count="1" meta:paragraph-count="13" meta:word-count="1258" meta:character-count="1682"/>
    <dc:date>2017-02-22T17:26:56.30</dc:date>
    <dc:creator>Tim Cranfield</dc:creator>
    <meta:editing-duration>PT14S</meta:editing-duration>
    <meta:editing-cycles>1</meta:editing-cycles>
    <meta:generator>OpenOffice/4.1.2$Win32 OpenOffice.org_project/412m3$Build-9782</meta:generator>
  </office:meta>
</office:document-meta>
</file>